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16a9ed" officeooo:paragraph-rsid="002609d8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13pt" fo:font-weight="bold" officeooo:rsid="0016a9ed" officeooo:paragraph-rsid="002609d8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Calibri Light" fo:font-size="10.5pt" fo:font-weight="bold" officeooo:rsid="0016a9ed" officeooo:paragraph-rsid="002609d8" style:font-size-asian="10.5pt" style:font-weight-asian="bold" style:font-size-complex="10.5pt" style:font-weight-complex="bold"/>
    </style:style>
    <style:style style:name="P4" style:family="paragraph" style:parent-style-name="Standard">
      <style:text-properties fo:color="#000000" loext:opacity="100%" style:font-name="Calibri Light" fo:font-size="11pt" officeooo:rsid="0023bece" officeooo:paragraph-rsid="002609d8" style:font-size-asian="11pt" style:font-size-complex="11pt"/>
    </style:style>
    <style:style style:name="P5" style:family="paragraph" style:parent-style-name="Standard">
      <style:text-properties fo:color="#000000" loext:opacity="100%" style:font-name="Calibri Light" fo:font-size="11pt" officeooo:rsid="0023bece" officeooo:paragraph-rsid="00298e9e" style:font-size-asian="11pt" style:font-size-complex="11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1pt" officeooo:rsid="0023bece" officeooo:paragraph-rsid="00298e9e" style:font-size-asian="11pt" style:font-size-complex="11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color="#000000" loext:opacity="100%" style:font-name="Calibri Light" fo:font-size="11pt" officeooo:rsid="0023bece" officeooo:paragraph-rsid="00298e9e" style:font-size-asian="11pt" style:font-size-complex="11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paragraph-rsid="00298e9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1pt" officeooo:rsid="0023bece" officeooo:paragraph-rsid="00298e9e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1pt" officeooo:rsid="0023bece" officeooo:paragraph-rsid="002c0e7f" style:font-size-asian="11pt" style:font-size-complex="11pt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c0e7f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c0e7f" style:font-size-asian="12pt" style:font-weight-asian="normal" style:font-size-complex="12pt" style:font-weight-complex="normal"/>
    </style:style>
    <style:style style:name="T8" style:family="text">
      <style:text-properties style:font-name="Calibri Light" fo:font-size="10.5pt" fo:font-weight="bold" officeooo:rsid="0016a9ed" style:font-size-asian="10.5pt" style:font-weight-asian="bold" style:font-size-complex="10.5pt" style:font-weight-complex="bold"/>
    </style:style>
    <style:style style:name="T9" style:family="text">
      <style:text-properties style:font-name="Calibri Light" fo:font-size="10.5pt" fo:font-weight="bold" officeooo:rsid="00298e9e" style:font-size-asian="10.5pt" style:font-weight-asian="bold" style:font-size-complex="10.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Triggers</text:p>
      <text:p text:style-name="P1"/>
      <text:p text:style-name="P1">Crea los siguientes triggers a partir de la base de datos Netflix. Realiza las comprobaciones necesarias para asegurarte de que los trigger realizan correctamente su función.</text:p>
      <text:p text:style-name="P1"/>
      <text:p text:style-name="P3">CREATE DATABASE IF NOT EXISTS Netflix;<text:line-break/>USE Netflix;<text:line-break/><text:line-break/>CREATE TABLE IF NOT EXISTS Peliculas(<text:line-break/><text:tab/>id_peli int,<text:line-break/><text:tab/>nombre_peli VARCHAR(30),<text:line-break/><text:tab/>duracion INT,<text:line-break/><text:tab/>director_peli VARCHAR(20),<text:line-break/><text:tab/>género_peli ENUM ('acción', 'drama', 'comedia'),<text:line-break/><text:tab/>nota_peli FLOAT,<text:line-break/><text:tab/>primary key (id_peli)<text:line-break/>);<text:line-break/><text:line-break/>CREATE TABLE IF NOT EXISTS nueva_peliculas(<text:line-break/><text:tab/>id_peli int,<text:line-break/><text:tab/>nombre_peli VARCHAR(30),<text:line-break/><text:tab/>duracion INT,<text:line-break/><text:tab/>director_peli VARCHAR(20),<text:line-break/><text:tab/>género_peli ENUM ('acción', 'drama', 'comedia'),<text:line-break/><text:tab/>nota_peli FLOAT,<text:line-break/><text:tab/>calidad enum ('buena', 'regular', 'mala'),<text:line-break/><text:tab/>estado enum ('activo', 'eliminado') default 'activo',<text:line-break/> <text:s text:c="3"/><text:tab/>primary key (id_peli)<text:line-break/>);<text:line-break/><text:line-break/>CREATE TABLE IF NOT EXISTS informe_modificaciones(<text:line-break/><text:tab/>id int,<text:line-break/><text:tab/>usuario varchar(30),<text:line-break/><text:tab/>fecha date,<text:line-break/> <text:tab/>hora time<text:line-break/>);<text:line-break/><text:line-break/>CREATE TABLE IF NOT EXISTS historial(<text:line-break/><text:tab/>id int,<text:line-break/><text:tab/>vieja_peli varchar(30),<text:line-break/><text:tab/>nueva_peli varchar(30)<text:line-break/>);</text:p>
      <text:p text:style-name="P3"/>
      <text:p text:style-name="P8"><text:span text:style-name="T8">CREATE TABLE IF NOT EXISTS </text:span><text:span text:style-name="T9">peliculones</text:span><text:span text:style-name="T8">(<text:line-break/><text:tab/>id int,<text:line-break/><text:tab/></text:span><text:span text:style-name="T9">nombre</text:span><text:span text:style-name="T8"> varchar(30),<text:line-break/><text:tab/></text:span><text:span text:style-name="T9">nota</text:span><text:span text:style-name="T8"> </text:span><text:span text:style-name="T9">float</text:span><text:span text:style-name="T8"><text:line-break/>);</text:span></text:p>
      <text:p text:style-name="P1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oft-page-break/><text:span text:style-name="T4">Ejercicio 1.- </text:span><text:span text:style-name="T3">Crea un trigger que almacene en la tabla Historial el identificador, nombre antiguo y nuevo nombre de la película que se haya modificado, siempre y cuando el nombre de esta haya sido modificado. En caso contrario, no se almacenará nada.</text:span></text:p>
      <text:p text:style-name="P7"><text:span text:style-name="T3"/></text:p>
      <text:p text:style-name="P6"><text:span text:style-name="T4">Ejercicio 2.-</text:span><text:span text:style-name="T3"> Crea un trigger que elimine la película de la tabla Historial cuando se elimine la película de la tabla original.<text:line-break/></text:span></text:p>
      <text:p text:style-name="P6"><text:span text:style-name="T4">Ejercicio 3.-</text:span><text:span text:style-name="T3"> Crea un trigger que almacene en la tabla Peliculones el Identificador, nombre y nota de las películas con una nota mayor a un 9 insertada en la tabla Películas.</text:span></text:p>
      <text:p text:style-name="P6"><text:span text:style-name="T2"/></text:p>
      <text:p text:style-name="P10"><text:span text:style-name="T4">Ejercicio </text:span><text:span text:style-name="T5">4</text:span><text:span text:style-name="T4">.- </text:span><text:span text:style-name="T6">Crea un trigger que almacene en la tabla Peliculones el Identificador, nombre y nota de las películas con una nota mayor </text:span><text:span text:style-name="T7">que la media de notas de la tabla Películas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0:27:07.010000000</meta:creation-date>
    <dc:date>2025-04-09T08:31:58.870000000</dc:date>
    <meta:editing-duration>PT3H13M14S</meta:editing-duration>
    <meta:editing-cycles>15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8" meta:word-count="265" meta:character-count="1811" meta:non-whitespace-character-count="1518"/>
  </office:meta>
</office:document-meta>
</file>